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6f99" officeooo:paragraph-rsid="001c6f99"/>
    </style:style>
    <style:style style:name="P2" style:family="paragraph" style:parent-style-name="Standard">
      <style:text-properties officeooo:rsid="001d144f" officeooo:paragraph-rsid="001d144f"/>
    </style:style>
    <style:style style:name="P3" style:family="paragraph" style:parent-style-name="Standard">
      <style:text-properties style:font-name="Tahoma" fo:font-size="14pt" fo:font-weight="normal" officeooo:rsid="001dee9f" officeooo:paragraph-rsid="001d144f" style:font-size-asian="14pt" style:font-weight-asian="normal" style:font-size-complex="14pt" style:font-weight-complex="normal"/>
    </style:style>
    <style:style style:name="P4" style:family="paragraph" style:parent-style-name="Standard">
      <style:text-properties style:font-name="Tahoma" officeooo:rsid="001c6f99" officeooo:paragraph-rsid="001c6f99"/>
    </style:style>
    <style:style style:name="P5" style:family="paragraph" style:parent-style-name="Standard">
      <style:text-properties style:font-name="Tahoma" fo:font-size="12pt" officeooo:rsid="00254153" officeooo:paragraph-rsid="00254153" style:font-size-asian="12pt" style:font-size-complex="12pt"/>
    </style:style>
    <style:style style:name="P6" style:family="paragraph" style:parent-style-name="Standard">
      <style:text-properties style:font-name="Tahoma" fo:font-size="12pt" fo:font-weight="normal" officeooo:rsid="001ee115" officeooo:paragraph-rsid="00215a59" style:font-size-asian="12pt" style:font-weight-asian="normal" style:font-size-complex="12pt" style:font-weight-complex="normal"/>
    </style:style>
    <style:style style:name="P7" style:family="paragraph" style:parent-style-name="Standard">
      <style:text-properties style:font-name="Tahoma" officeooo:rsid="00270693" officeooo:paragraph-rsid="00270693"/>
    </style:style>
    <style:style style:name="P8" style:family="paragraph" style:parent-style-name="Standard">
      <style:text-properties style:font-name="Tahoma" fo:font-size="12pt" fo:font-weight="normal" officeooo:rsid="002dd853" officeooo:paragraph-rsid="002dd853" style:font-size-asian="12pt" style:font-weight-asian="normal" style:font-size-complex="12pt" style:font-weight-complex="normal"/>
    </style:style>
    <style:style style:name="P9" style:family="paragraph" style:parent-style-name="Standard">
      <style:text-properties style:font-name="Tahoma" fo:font-size="12pt" officeooo:rsid="002b9d97" officeooo:paragraph-rsid="002b9d97" style:font-size-asian="12pt" style:font-size-complex="12pt"/>
    </style:style>
    <style:style style:name="P10" style:family="paragraph" style:parent-style-name="Standard">
      <style:text-properties style:font-name="Tahoma" officeooo:rsid="002b9d97" officeooo:paragraph-rsid="002b9d97"/>
    </style:style>
    <style:style style:name="P11" style:family="paragraph" style:parent-style-name="Heading_20_2">
      <style:text-properties fo:font-size="14pt" fo:font-weight="normal" style:font-size-asian="14pt" style:font-weight-asian="normal" style:font-size-complex="14pt" style:font-weight-complex="normal"/>
    </style:style>
    <style:style style:name="P12" style:family="paragraph" style:parent-style-name="Heading_20_2">
      <style:text-properties fo:font-size="14pt" fo:font-weight="normal" officeooo:rsid="00245d33" officeooo:paragraph-rsid="00245d33" style:font-size-asian="14pt" style:font-weight-asian="normal" style:font-size-complex="14pt" style:font-weight-complex="normal"/>
    </style:style>
    <style:style style:name="P13" style:family="paragraph" style:parent-style-name="Heading_20_2">
      <style:text-properties fo:font-size="14pt" fo:font-weight="normal" officeooo:rsid="00254153" officeooo:paragraph-rsid="00254153" style:font-size-asian="14pt" style:font-weight-asian="normal" style:font-size-complex="14pt" style:font-weight-complex="normal"/>
    </style:style>
    <style:style style:name="P14" style:family="paragraph" style:parent-style-name="Heading_20_2">
      <style:text-properties style:font-name="Liberation Sans" fo:font-size="14pt" fo:font-weight="normal" officeooo:rsid="00254153" officeooo:paragraph-rsid="00254153" style:font-size-asian="14pt" style:font-weight-asian="normal" style:font-size-complex="14pt" style:font-weight-complex="normal"/>
    </style:style>
    <style:style style:name="P15" style:family="paragraph" style:parent-style-name="Heading_20_1">
      <style:paragraph-properties fo:text-align="center" style:justify-single-word="false"/>
      <style:text-properties officeooo:rsid="00245d33" officeooo:paragraph-rsid="00245d33"/>
    </style:style>
    <style:style style:name="T1" style:family="text">
      <style:text-properties officeooo:rsid="00254153"/>
    </style:style>
    <style:style style:name="T2" style:family="text">
      <style:text-properties fo:font-weight="normal" style:font-weight-asian="normal" style:font-weight-complex="normal"/>
    </style:style>
    <style:style style:name="T3" style:family="text">
      <style:text-properties fo:font-weight="normal" officeooo:rsid="00274f33" style:font-weight-asian="normal" style:font-weight-complex="normal"/>
    </style:style>
    <style:style style:name="T4" style:family="text">
      <style:text-properties fo:font-weight="normal" officeooo:rsid="002c7dcd" style:font-weight-asian="normal" style:font-weight-complex="normal"/>
    </style:style>
    <style:style style:name="T5" style:family="text">
      <style:text-properties fo:font-size="12pt" fo:font-weight="normal" officeooo:rsid="00274f33" style:font-size-asian="12pt" style:font-weight-asian="normal" style:font-size-complex="12pt" style:font-weight-complex="normal"/>
    </style:style>
    <style:style style:name="T6" style:family="text">
      <style:text-properties fo:font-size="12pt" fo:font-weight="normal" officeooo:rsid="002b9d97" style:font-size-asian="12pt" style:font-weight-asian="normal" style:font-size-complex="12pt" style:font-weight-complex="normal"/>
    </style:style>
    <style:style style:name="T7" style:family="text">
      <style:text-properties fo:font-size="12pt" fo:font-weight="normal" officeooo:rsid="002dd853" style:font-size-asian="12pt" style:font-weight-asian="normal" style:font-size-complex="12pt" style:font-weight-complex="normal"/>
    </style:style>
    <style:style style:name="T8" style:family="text">
      <style:text-properties officeooo:rsid="002b9d97"/>
    </style:style>
    <style:style style:name="T9" style:family="text">
      <style:text-properties officeooo:rsid="002c7d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Viikkoraportti <text:span text:style-name="T8">3</text:span>.</text:h>
      <text:p text:style-name="P1"/>
      <text:p text:style-name="P4"/>
      <text:h text:style-name="P12" text:outline-level="2"><text:span text:style-name="T1">1. </text:span>Mitä opin tällä viikolla?</text:h>
      <text:p text:style-name="P10">Opin että tyhmäkin ennustusalgoritmi toimii kun sille antaa kaikki kuusi metastrategiaa. Huomasin tämän kun algoritmi “ota käsi joka voitti vastustajan edellisen käden” voitti noin puolet <text:span text:style-name="T9">eristä otellessaan kaikkia</text:span> markovin malleja käyttäneeseen <text:span text:style-name="T9">tekoälyyn</text:span>. <text:span text:style-name="T9">Kun molemmat tekoälyt käyttävät samoja algoritmeja, se jolla on enemmän metastrategioita voittaa. Kun kaksi identtistä tekoälyä laittaa vastakkain, se jolla on decay-toiminto päällä voittaa useammin.</text:span></text:p>
      <text:p text:style-name="P3"/>
      <text:h text:style-name="P13" text:outline-level="2">2. Mitä jäi epäselväksi?</text:h>
      <text:p text:style-name="P8">Yksikkötestauksen hyöty kun luokkienvälillä on paljon riippuvuuksia (simuloi koko ohjelmaa että voit testata yhtä luokkaa). Tai sitten en vaan osaa.</text:p>
      <text:p text:style-name="P6"/>
      <text:h text:style-name="P11" text:outline-level="2">3. Miten ohjelma on edistynyt?</text:h>
      <text:p text:style-name="P9"><text:span text:style-name="T3">L</text:span><text:span text:style-name="T2">isäsin strategioihin pidemmälle viedyn markovin mallin, joka käyttää aina edellisen kierroksen molempien pelaajien käsiä ja vertaa niitä seuraavan kierroksen valintaan. Tällä etuna on siis se että ottaa huomioon viime kierroksen tuloksen (häviö, tasapeli, voitto) ja antaa jokaiselle tapaukselle oman ennustuksensa, toisin kuin FirstOrderMarkov-luokka.</text:span></text:p>
      <text:p text:style-name="P9"><text:span text:style-name="T2">Tekoäly vs </text:span><text:span text:style-name="T4">tekoäly toimii ja sitä on testattu muutamilla eri parametreilla.</text:span></text:p>
      <text:p text:style-name="P9"><text:span text:style-name="T2">En ole tyytyväinen ohjelman edistymiseen tällä viikolla, mutta onneksi ohjelma on jo melko hyvällä mallilla.</text:span></text:p>
      <text:p text:style-name="P5"/>
      <text:h text:style-name="P14" text:outline-level="2">4. Mitä teen seuraavaksi?</text:h>
      <text:p text:style-name="P7"><text:span text:style-name="T6">(Edelleen) </text:span><text:span text:style-name="T5">A</text:span><text:span text:style-name="T6">ion </text:span><text:span text:style-name="T5">testata tekoälyjä siirrot.txt-tiedostoon tallennettuihin peleihin automatisoidusti. </text:span><text:span text:style-name="T6">Huomasin myös ettei tekoäly ymmärrä toistuvista kuvioista mitään, vaikka muuten hyvin toimiikin. Tälle luon ensikerraksi *</text:span><text:span text:style-name="T7">jonkin</text:span><text:span text:style-name="T6"> algoritmi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8:01:00.860000000</meta:creation-date>
    <dc:date>2015-02-05T23:18:40.992000000</dc:date>
    <meta:editing-duration>P1DT7H37M47S</meta:editing-duration>
    <meta:editing-cycles>7</meta:editing-cycles>
    <meta:generator>LibreOffice/4.2.7.2$Windows_x86 LibreOffice_project/933c0aa564ec4f8883ed5732c866db48dca4dac5</meta:generator>
    <meta:document-statistic meta:table-count="0" meta:image-count="0" meta:object-count="0" meta:page-count="1" meta:paragraph-count="11" meta:word-count="191" meta:character-count="1504" meta:non-whitespace-character-count="1324"/>
  </office:meta>
</office:document-meta>
</file>